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driator" svg:font-family="Adriator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style:font-size-asian="20pt" style:font-size-complex="20pt"/>
    </style:style>
    <style:style style:name="P6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font-style="italic" style:text-underline-style="none" style:font-style-asian="italic" style:font-style-complex="italic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style:font-style-asian="italic"/>
    </style:style>
    <style:style style:name="T5" style:family="text">
      <style:text-properties style:font-style-complex="italic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hP Script Function Description</text:p>
      <text:p text:style-name="P2"/>
      <text:p text:style-name="Standard">-------------------------------------------------------------------------------------------------------------------------</text:p>
      <text:p text:style-name="Standard"><text:span text:style-name="T1">category.php</text:span> </text:p>
      <text:p text:style-name="Standard"/>
      <text:p text:style-name="P7">Handles category views, showing listings in a specific category and sorting.</text:p>
      <text:p text:style-name="Standard"/>
      <text:p text:style-name="Standard"><text:tab/>No functions defined</text:p>
      <text:p text:style-name="Standard"/>
      <text:p text:style-name="Standard">-------------------------------------------------------------------------------------------------------------------------</text:p>
      <text:p text:style-name="P4">category_pictures.php </text:p>
      <text:p text:style-name="Standard"/>
      <text:p text:style-name="P7">Shows the user the available pictures for each category</text:p>
      <text:p text:style-name="Standard"/>
      <text:p text:style-name="Standard"><text:tab/>No functions defined</text:p>
      <text:p text:style-name="Standard"/>
      <text:p text:style-name="Standard">-------------------------------------------------------------------------------------------------------------------------</text:p>
      <text:p text:style-name="P1"><text:span text:style-name="T2">common.php</text:span> </text:p>
      <text:p text:style-name="Standard"/>
      <text:p text:style-name="P7">Common include script which includes other utility scripts. Also has other common functions such as echoing the html headers and footers, html wrapping functions, and some formatting functions. </text:p>
      <text:p text:style-name="Standard"/>
      <text:p text:style-name="Standard">Call at the beginning of a script to output html header information including navbar </text:p>
      <text:p text:style-name="Standard"><text:tab/>function echo_header ($dbinfo) </text:p>
      <text:p text:style-name="Standard"/>
      <text:p text:style-name="Standard">Call at the end of a script for closing html footer information </text:p>
      <text:p text:style-name="Standard"><text:tab/>function echo_footer ($dbinfo) </text:p>
      <text:p text:style-name="Standard"/>
      <text:p text:style-name="Standard">Determine the current executing script </text:p>
      <text:p text:style-name="Standard"><text:tab/>function current_script () </text:p>
      <text:p text:style-name="Standard"/>
      <text:p text:style-name="Standard">Quick echo of a special div area </text:p>
      <text:p text:style-name="Standard"><text:tab/>function echo_div ($name) </text:p>
      <text:p text:style-name="Standard"/>
      <text:p text:style-name="Standard">Quick close div </text:p>
      <text:p text:style-name="Standard"><text:tab/>function end_div () </text:p>
      <text:p text:style-name="Standard"/>
      <text:p text:style-name="Standard">Wrap text in a div </text:p>
      <text:p text:style-name="Standard"><text:tab/>function div ($text, $style_name = "") </text:p>
      <text:p text:style-name="Standard"/>
      <text:p text:style-name="Standard">Wrap text in a span </text:p>
      <text:p text:style-name="Standard"><text:tab/>function span ($text, $style_name) </text:p>
      <text:p text:style-name="Standard"/>
      <text:p text:style-name="Standard">Make a quick link </text:p>
      <text:p text:style-name="Standard"><text:tab/>function href ($url, $text) </text:p>
      <text:p text:style-name="Standard"/>
      <text:p text:style-name="Standard">Make a quick link </text:p>
      <text:p text:style-name="Standard"><text:soft-page-break/><text:tab/>function hreft ($url, $text, $target) </text:p>
      <text:p text:style-name="Standard"/>
      <text:p text:style-name="Standard"/>
      <text:p text:style-name="Standard"><text:s/>Quick html image code </text:p>
      <text:p text:style-name="Standard"><text:tab/>function img ($path) </text:p>
      <text:p text:style-name="Standard"/>
      <text:p text:style-name="Standard">Quick html image code for local images </text:p>
      <text:p text:style-name="Standard"><text:tab/>function local_img ($path) </text:p>
      <text:p text:style-name="Standard"/>
      <text:p text:style-name="Standard">Make the user go to a different page </text:p>
      <text:p text:style-name="Standard"><text:tab/>function redirect ($url) </text:p>
      <text:p text:style-name="Standard"/>
      <text:p text:style-name="Standard">Get from the GET variable </text:p>
      <text:p text:style-name="Standard"><text:tab/>function get ($key) </text:p>
      <text:p text:style-name="Standard"/>
      <text:p text:style-name="Standard">Get from the POST variable </text:p>
      <text:p text:style-name="Standard"><text:tab/>function post ($key) </text:p>
      <text:p text:style-name="Standard"/>
      <text:p text:style-name="Standard">Script to make setting session variables easier. </text:p>
      <text:p text:style-name="Standard"><text:tab/>function session_set ($key, $val) </text:p>
      <text:p text:style-name="Standard"/>
      <text:p text:style-name="Standard">Script to make getting session variables easier. </text:p>
      <text:p text:style-name="Standard"><text:tab/>function session_get ($key) </text:p>
      <text:p text:style-name="Standard"/>
      <text:p text:style-name="Standard">Heading level 1 </text:p>
      <text:p text:style-name="Standard"><text:tab/>function h1 ($text) </text:p>
      <text:p text:style-name="Standard"/>
      <text:p text:style-name="Standard">Heading level 2 </text:p>
      <text:p text:style-name="Standard"><text:tab/>function h2 ($text) </text:p>
      <text:p text:style-name="Standard"/>
      <text:p text:style-name="Standard">Heading level 3 </text:p>
      <text:p text:style-name="Standard"><text:tab/>function h3 ($text) </text:p>
      <text:p text:style-name="Standard"/>
      <text:p text:style-name="Standard">An echo with a &lt;br/&gt; at the end </text:p>
      <text:p text:style-name="Standard"><text:tab/>function cout ($str) </text:p>
      <text:p text:style-name="Standard"/>
      <text:p text:style-name="Standard">Format time to readable format </text:p>
      <text:p text:style-name="Standard"><text:tab/>function format_time ($day, $hour, $minute, $prefix_zeros_to_day = false) </text:p>
      <text:p text:style-name="Standard"/>
      <text:p text:style-name="Standard">Pad time for sorting on the home page </text:p>
      <text:p text:style-name="Standard"><text:tab/>function pad_time ($day, $hour, $minute, $priority = 0) </text:p>
      <text:p text:style-name="Standard"><text:tab/></text:p>
      <text:p text:style-name="Standard">If time1 is older than time2, returns true </text:p>
      <text:p text:style-name="Standard"><text:tab/>function is_older ($d1, $h1, $m1, $d2, $h2, $m2) </text:p>
      <text:p text:style-name="Standard"/>
      <text:p text:style-name="Standard">Strip quotes from a string (for form input) </text:p>
      <text:p text:style-name="Standard"><text:tab/>function fix_quotes ($str) </text:p>
      <text:p text:style-name="Standard"/>
      <text:p text:style-name="Standard">Escape quotes in a string </text:p>
      <text:p text:style-name="Standard"><text:soft-page-break/><text:tab/>function escape ($val) </text:p>
      <text:p text:style-name="Standard"/>
      <text:p text:style-name="Standard"/>
      <text:p text:style-name="Standard"><text:s/>Embed html link for javascript alert </text:p>
      <text:p text:style-name="Standard"><text:tab/>function alert ($msg, $linktext) </text:p>
      <text:p text:style-name="Standard"/>
      <text:p text:style-name="Standard">-------------------------------------------------------------------------------------------------------------------------</text:p>
      <text:p text:style-name="P1"><text:span text:style-name="T2">dbinfo.php</text:span> </text:p>
      <text:p text:style-name="Standard"/>
      <text:p text:style-name="Standard"/>
      <text:p text:style-name="P7">Database information class, with useful utility functions for getting info out of the database </text:p>
      <text:p text:style-name="Standard"/>
      <text:p text:style-name="Standard"/>
      <text:p text:style-name="Standard">Call this function to start the session and initialize the variables </text:p>
      <text:p text:style-name="Standard"><text:tab/>function init () </text:p>
      <text:p text:style-name="Standard"/>
      <text:p text:style-name="Standard">Is debug enabled </text:p>
      <text:p text:style-name="Standard"><text:tab/>function debug () </text:p>
      <text:p text:style-name="Standard"><text:tab/> </text:p>
      <text:p text:style-name="Standard"/>
      <text:p text:style-name="Standard">Make a connection to the database returns true if successful or false if not </text:p>
      <text:p text:style-name="Standard"><text:tab/>function connect () </text:p>
      <text:p text:style-name="Standard"><text:tab/> </text:p>
      <text:p text:style-name="Standard"/>
      <text:p text:style-name="Standard">Close the connection to the database usually call this at the end of a script </text:p>
      <text:p text:style-name="Standard"><text:tab/>function close () </text:p>
      <text:p text:style-name="Standard"/>
      <text:p text:style-name="Standard">Make a query to the database and return the result </text:p>
      <text:p text:style-name="Standard"><text:tab/>function query ($q) </text:p>
      <text:p text:style-name="Standard"/>
      <text:p text:style-name="Standard">Get the link associated with the database not usually needed but added here for convenience </text:p>
      <text:p text:style-name="Standard"><text:tab/>function get_link () </text:p>
      <text:p text:style-name="Standard"/>
      <text:p text:style-name="Standard">Call all update functions </text:p>
      <text:p text:style-name="Standard"><text:tab/>function update_all () </text:p>
      <text:p text:style-name="Standard"/>
      <text:p text:style-name="Standard">Update user information in session variables (realname, is an admin) </text:p>
      <text:p text:style-name="Standard"><text:tab/>function update_user_info () </text:p>
      <text:p text:style-name="Standard"/>
      <text:p text:style-name="Standard"/>
      <text:p text:style-name="Standard">Attempt to login a user. Will return true if successful and false if not. Additionally, will setup session vars for username and admin or not </text:p>
      <text:p text:style-name="Standard"><text:tab/>function login ($username, $password) </text:p>
      <text:p text:style-name="Standard"><text:tab/> </text:p>
      <text:p text:style-name="Standard">Used by admin and also when registering - can login as a user without password </text:p>
      <text:p text:style-name="Standard"><text:tab/>function login_as ($username) </text:p>
      <text:p text:style-name="Standard"/>
      <text:p text:style-name="Standard">Logout and save activity </text:p>
      <text:p text:style-name="Standard"><text:soft-page-break/><text:tab/>function logout ($is_delete = false) </text:p>
      <text:p text:style-name="Standard"/>
      <text:p text:style-name="Standard">Check if visitor is logged in </text:p>
      <text:p text:style-name="Standard"><text:tab/>function logged_in () </text:p>
      <text:p text:style-name="Standard"/>
      <text:p text:style-name="Standard">Check if visitor is admin </text:p>
      <text:p text:style-name="Standard"><text:tab/>function is_admin () </text:p>
      <text:p text:style-name="Standard"/>
      <text:p text:style-name="Standard"/>
      <text:p text:style-name="Standard">Get logged in username </text:p>
      <text:p text:style-name="Standard"><text:tab/>function username () </text:p>
      <text:p text:style-name="Standard"/>
      <text:p text:style-name="Standard"/>
      <text:p text:style-name="Standard">Get logged in in name of user </text:p>
      <text:p text:style-name="Standard"><text:tab/>function realname () </text:p>
      <text:p text:style-name="Standard"/>
      <text:p text:style-name="Standard"/>
      <text:p text:style-name="Standard">Update the time from the database into the session vars </text:p>
      <text:p text:style-name="Standard"><text:tab/>function update_time () </text:p>
      <text:p text:style-name="Standard"/>
      <text:p text:style-name="Standard"/>
      <text:p text:style-name="Standard">Will increment the site time by amount </text:p>
      <text:p text:style-name="Standard"><text:tab/>function increment_site_time ($amount) </text:p>
      <text:p text:style-name="Standard"/>
      <text:p text:style-name="Standard"/>
      <text:p text:style-name="Standard">Get the current day, this is called after update_time(); </text:p>
      <text:p text:style-name="Standard"><text:tab/>function day () </text:p>
      <text:p text:style-name="Standard"/>
      <text:p text:style-name="Standard">Get the current hour, this is called after update_time(); </text:p>
      <text:p text:style-name="Standard"><text:tab/>function hour () </text:p>
      <text:p text:style-name="Standard"/>
      <text:p text:style-name="Standard">Get the current minute, this is called after update_time(); </text:p>
      <text:p text:style-name="Standard"><text:tab/>function minute () </text:p>
      <text:p text:style-name="Standard"/>
      <text:p text:style-name="Standard">Save activity for the current user. </text:p>
      <text:p text:style-name="Standard"><text:tab/>function save_activity ($activity_description) </text:p>
      <text:p text:style-name="Standard"/>
      <text:p text:style-name="Standard"/>
      <text:p text:style-name="Standard">Must be admin, save activity for another user - user must exist </text:p>
      <text:p text:style-name="Standard"><text:tab/>function save_activity_for ($username, $activity_description) </text:p>
      <text:p text:style-name="Standard"/>
      <text:p text:style-name="Standard"/>
      <text:p text:style-name="Standard">Save a registration activity for the current user </text:p>
      <text:p text:style-name="Standard"><text:tab/>function save_registration ($username) </text:p>
      <text:p text:style-name="Standard"/>
      <text:p text:style-name="Standard">Update all other bidder's notification status that they've been outbid, and also current_price for auction </text:p>
      <text:p text:style-name="Standard"><text:tab/>function update_auction_before_bid ($title, $seller, $category, $end_day, $end_hour, $end_minute, $bid_amount) </text:p>
      <text:p text:style-name="Standard"/>
      <text:p text:style-name="Standard"><text:soft-page-break/><text:s/></text:p>
      <text:p text:style-name="Standard">Updates all item listing buyer information for closed auctions </text:p>
      <text:p text:style-name="Standard"><text:tab/>function update_closed_item_listings () </text:p>
      <text:p text:style-name="Standard"/>
      <text:p text:style-name="Standard"/>
      <text:p text:style-name="Standard">See if a user exists in the system </text:p>
      <text:p text:style-name="Standard"><text:tab/>function user_exists ($username) </text:p>
      <text:p text:style-name="Standard"/>
      <text:p text:style-name="Standard"/>
      <text:p text:style-name="Standard">Get a realname for a username </text:p>
      <text:p text:style-name="Standard"><text:tab/>function get_realname ($username) </text:p>
      <text:p text:style-name="Standard"/>
      <text:p text:style-name="Standard">Get the last logout time of a user </text:p>
      <text:p text:style-name="Standard"><text:tab/>function get_lastlogout ($username) </text:p>
      <text:p text:style-name="Standard"/>
      <text:p text:style-name="Standard"/>
      <text:p text:style-name="Standard">Get the registration date of a user </text:p>
      <text:p text:style-name="Standard"><text:tab/>function get_registration_date ($username) </text:p>
      <text:p text:style-name="Standard"/>
      <text:p text:style-name="Standard">Test if an auction already exists </text:p>
      <text:p text:style-name="Standard"><text:tab/>function auction_exists ($title, $seller, $category, $end_day, $end_hour, $end_minute) </text:p>
      <text:p text:style-name="Standard"><text:tab/> </text:p>
      <text:p text:style-name="Standard"/>
      <text:p text:style-name="Standard">Test if a bid already exists </text:p>
      <text:p text:style-name="Standard"/>
      <text:p text:style-name="Standard">Get the winner of an auction </text:p>
      <text:p text:style-name="Standard"><text:tab/>function get_winner ($title, $seller, $category, $end_day, $end_hour, $end_minute) </text:p>
      <text:p text:style-name="Standard"/>
      <text:p text:style-name="Standard"/>
      <text:p text:style-name="Standard">Find the current highest bidder for an auction </text:p>
      <text:p text:style-name="Standard"><text:tab/>function get_highest_bidder ($title, $seller, $category, $end_day, $end_hour, $end_minute) </text:p>
      <text:p text:style-name="Standard"/>
      <text:p text:style-name="Standard"/>
      <text:p text:style-name="Standard">Get the number of bids for an auction </text:p>
      <text:p text:style-name="Standard"><text:tab/>function get_num_bids ($title, $seller, $category, $end_day, $end_hour, $end_minute) </text:p>
      <text:p text:style-name="Standard"/>
      <text:p text:style-name="Standard"/>
      <text:p text:style-name="Standard">Gets the user description </text:p>
      <text:p text:style-name="Standard"><text:tab/>function get_userdesc ($username) </text:p>
      <text:p text:style-name="Standard"/>
      <text:p text:style-name="Standard">Gets the picture associated with a user profile </text:p>
      <text:p text:style-name="Standard"><text:tab/>function get_picture ($username)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-----------------------------------------------------------------------------------------------------------------------</text:p>
      <text:p text:style-name="Standard"><text:span text:style-name="T1">form_common.php</text:span> </text:p>
      <text:p text:style-name="Standard"/>
      <text:p text:style-name="Standard"/>
      <text:p text:style-name="Standard"><text:s/>Action: script to execute</text:p>
      <text:p text:style-name="Standard"><text:s/>Method: POST or GET</text:p>
      <text:p text:style-name="Standard"><text:tab/>function form_begin ($action, $method)</text:p>
      <text:p text:style-name="Standard"></text:p>
      <text:p text:style-name="Standard">Same as above but is names and has javascript onsubmit</text:p>
      <text:p text:style-name="Standard"><text:tab/>function form_begin_n ($action, $method, $name, $on_submit)</text:p>
      <text:p text:style-name="Standard"/>
      <text:p text:style-name="Standard">End form</text:p>
      <text:p text:style-name="Standard"><text:tab/>function form_end ()</text:p>
      <text:p text:style-name="Standard"/>
      <text:p text:style-name="Standard">Typical text input for a form</text:p>
      <text:p text:style-name="Standard"><text:tab/>function text_input ($name, $value)</text:p>
      <text:p text:style-name="Standard"/>
      <text:p text:style-name="Standard">Typical text input for a form with size</text:p>
      <text:p text:style-name="Standard"><text:tab/>function text_input_s ($name, $value, $size, $maxsize)</text:p>
      <text:p text:style-name="Standard"/>
      <text:p text:style-name="Standard">Typical text input for a form with size and readonly</text:p>
      <text:p text:style-name="Standard"><text:tab/>function text_input_sr ($name, $value, $size, $maxsize)</text:p>
      <text:p text:style-name="Standard"/>
      <text:p text:style-name="Standard"></text:p>
      <text:p text:style-name="Standard">Typical password input for a form</text:p>
      <text:p text:style-name="Standard"><text:tab/>function password_input ($name, $value)</text:p>
      <text:p text:style-name="Standard"/>
      <text:p text:style-name="Standard">Typical password input for a form with size</text:p>
      <text:p text:style-name="Standard"><text:tab/>function password_input_s ($name, $value, $size, $maxsize)</text:p>
      <text:p text:style-name="Standard"></text:p>
      <text:p text:style-name="Standard">Typical submit input for a form</text:p>
      <text:p text:style-name="Standard"><text:tab/>function submit_input ($value)</text:p>
      <text:p text:style-name="Standard"></text:p>
      <text:p text:style-name="Standard">Hidden input for a form</text:p>
      <text:p text:style-name="Standard"><text:tab/>function hidden_input ($name, $value)</text:p>
      <text:p text:style-name="Standard"></text:p>
      <text:p text:style-name="Standard">Input for a form that has more freedom</text:p>
      <text:p text:style-name="Standard"><text:tab/>function input ($name, $value, $size, $id, $type, $maxsize = "", $other_opts = "")</text:p>
      <text:p text:style-name="Standard"></text:p>
      <text:p text:style-name="Standard">Form select which takes html string of options</text:p>
      <text:p text:style-name="Standard"><text:tab/>function select ($name, $options)</text:p>
      <text:p text:style-name="Standard"></text:p>
      <text:p text:style-name="Standard">Dynamic select used for javascript</text:p>
      <text:p text:style-name="Standard"><text:tab/>function select_dyn ($name, $options, $javascript_func)</text:p>
      <text:p text:style-name="Standard"></text:p>
      <text:p text:style-name="Standard">Html option used for a select dropdown</text:p>
      <text:p text:style-name="Standard"><text:tab/>function option ($value, $display, $is_selected = "")</text:p>
      <text:p text:style-name="Standard"/>
      <text:p text:style-name="Standard"><text:soft-page-break/><text:s/>-------------------------------------------------------------------------------------------------------------------------</text:p>
      <text:p text:style-name="P4">index.php </text:p>
      <text:p text:style-name="Standard"/>
      <text:p text:style-name="Standard">No functions defined</text:p>
      <text:p text:style-name="Standard"/>
      <text:p text:style-name="Standard">-------------------------------------------------------------------------------------------------------------------------</text:p>
      <text:p text:style-name="P4">itemlisting.php </text:p>
      <text:p text:style-name="Standard"/>
      <text:p text:style-name="P7">Functions for validation/etc..</text:p>
      <text:p text:style-name="Standard"><text:s/></text:p>
      <text:p text:style-name="Standard">Resets inputs</text:p>
      <text:p text:style-name="Standard"><text:tab/>function reset_inputs (thisform)</text:p>
      <text:p text:style-name="Standard"/>
      <text:p text:style-name="Standard">Shows fields that require validation as yellow</text:p>
      <text:p text:style-name="Standard"><text:tab/>function validate_required (field)</text:p>
      <text:p text:style-name="Standard"/>
      <text:p text:style-name="Standard">Sets fieldvar</text:p>
      <text:p text:style-name="Standard"><text:tab/>function field_set (fieldvar, field)</text:p>
      <text:p text:style-name="Standard"></text:p>
      <text:p text:style-name="Standard">Appends a newline on text</text:p>
      <text:p text:style-name="Standard"><text:tab/>function append_with_newline (orig, append_text)</text:p>
      <text:p text:style-name="Standard"/>
      <text:p text:style-name="Standard">Ensures valid input </text:p>
      <text:p text:style-name="Standard"><text:tab/>function validate_form (thisform)</text:p>
      <text:p text:style-name="Standard"/>
      <text:p text:style-name="Standard">Gives image from image directory</text:p>
      <text:p text:style-name="Standard"><text:tab/>function local_img (file)</text:p>
      <text:p text:style-name="Standard"/>
      <text:p text:style-name="Standard">Formats image source</text:p>
      <text:p text:style-name="Standard"><text:tab/>function image_swap ()</text:p>
      <text:p text:style-name="Standard"></text:p>
      <text:p text:style-name="Standard">A catch-all form for editing &amp; creating auctions</text:p>
      <text:p text:style-name="Standard"><text:tab/>function item_listing_form ($mode = "new", $t = "", $s = "", $c = "", $d = -1, $h = -1, $m = -1)</text:p>
      <text:p text:style-name="Standard"></text:p>
      <text:p text:style-name="Standard">Simple checking of the form data to meet basic requirements</text:p>
      <text:p text:style-name="Standard"><text:tab/>function verify_data ()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-----------------------------------------------------------------------------------------------------------------------</text:p>
      <text:p text:style-name="P1"><text:span text:style-name="T2">list_common.php</text:span> </text:p>
      <text:p text:style-name="Standard"/>
      <text:p text:style-name="P7">Functions for common HTML tags</text:p>
      <text:p text:style-name="Standard"/>
      <text:p text:style-name="Standard">Unordered Lists HTML helper tags</text:p>
      <text:p text:style-name="Standard"/>
      <text:p text:style-name="Standard">HTML ul begin tag</text:p>
      <text:p text:style-name="Standard"><text:tab/>function ul_begin ()</text:p>
      <text:p text:style-name="Standard"/>
      <text:p text:style-name="Standard">HTML ul end tag</text:p>
      <text:p text:style-name="Standard"><text:tab/>function ul_end ()</text:p>
      <text:p text:style-name="Standard"/>
      <text:p text:style-name="Standard">HTML ul wrap tag helper</text:p>
      <text:p text:style-name="Standard"><text:tab/>function ul_wrap ($list_elems)</text:p>
      <text:p text:style-name="Standard"/>
      <text:p text:style-name="Standard">HTML ul <text:s/>wrap tag helper</text:p>
      <text:p text:style-name="Standard"><text:tab/>function ul ($list_elems)</text:p>
      <text:p text:style-name="Standard"/>
      <text:p text:style-name="Standard"></text:p>
      <text:p text:style-name="P7">Unordered Lists HTML helper tags</text:p>
      <text:p text:style-name="P7"/>
      <text:p text:style-name="P9">HTML ol begin tag</text:p>
      <text:p text:style-name="Standard"><text:tab/>function ol_begin ()</text:p>
      <text:p text:style-name="Standard"></text:p>
      <text:p text:style-name="Standard">HTML ol end tag</text:p>
      <text:p text:style-name="Standard"><text:tab/>function ol_end ()</text:p>
      <text:p text:style-name="Standard"/>
      <text:p text:style-name="Standard">HTML ol wrap tag helper</text:p>
      <text:p text:style-name="Standard"><text:tab/>function ol_wrap ($list_elems)</text:p>
      <text:p text:style-name="Standard"/>
      <text:p text:style-name="Standard">HTML ol wrap tag helper</text:p>
      <text:p text:style-name="Standard"><text:tab/>function ol ($list_elems)</text:p>
      <text:p text:style-name="Standard"/>
      <text:p text:style-name="Standard"/>
      <text:p text:style-name="P7">List HTML helper tags</text:p>
      <text:p text:style-name="Standard"></text:p>
      <text:p text:style-name="Standard">HTML li begin tag</text:p>
      <text:p text:style-name="Standard"><text:tab/>function li_begin ()</text:p>
      <text:p text:style-name="Standard"/>
      <text:p text:style-name="Standard">HTML li end tag</text:p>
      <text:p text:style-name="Standard"><text:tab/>function li_end ()</text:p>
      <text:p text:style-name="Standard"/>
      <text:p text:style-name="Standard">HTML li wrap tag helper</text:p>
      <text:p text:style-name="Standard"><text:tab/>function li_wrap ($list_elem)</text:p>
      <text:p text:style-name="Standard"/>
      <text:p text:style-name="Standard">HTML li wrap helper tag</text:p>
      <text:p text:style-name="Standard"><text:tab/>function li ($list_elem)</text:p>
      <text:p text:style-name="Standard"><text:soft-page-break/></text:p>
      <text:p text:style-name="Standard">-------------------------------------------------------------------------------------------------------------------------</text:p>
      <text:p text:style-name="Standard"><text:span text:style-name="T1">login.php</text:span> </text:p>
      <text:p text:style-name="Standard"/>
      <text:p text:style-name="P7">User login form page</text:p>
      <text:p text:style-name="Standard"><text:tab/></text:p>
      <text:p text:style-name="Standard"><text:tab/>No functions defined</text:p>
      <text:p text:style-name="Standard"/>
      <text:p text:style-name="Standard">-------------------------------------------------------------------------------------------------------------------------</text:p>
      <text:p text:style-name="Standard"><text:span text:style-name="T1">logout.php</text:span> </text:p>
      <text:p text:style-name="Standard"/>
      <text:p text:style-name="P7">User logout processing page</text:p>
      <text:p text:style-name="Standard"/>
      <text:p text:style-name="Standard"><text:tab/>No functions defined</text:p>
      <text:p text:style-name="Standard"/>
      <text:p text:style-name="Standard">-------------------------------------------------------------------------------------------------------------------------</text:p>
      <text:p text:style-name="P4">profile.php </text:p>
      <text:p text:style-name="Standard"/>
      <text:p text:style-name="P8">Profile page for editing &amp; viewing user (and your own) profile.</text:p>
      <text:p text:style-name="Standard"/>
      <text:p text:style-name="Standard">Functions for image loading</text:p>
      <text:p text:style-name="Standard"><text:tab/>function local_img (file)</text:p>
      <text:p text:style-name="Standard"><text:tab/>function image_swap ()</text:p>
      <text:p text:style-name="Standard"/>
      <text:p text:style-name="Standard">Data validation</text:p>
      <text:p text:style-name="Standard"><text:tab/>function verify_data ()</text:p>
      <text:p text:style-name="Standard"> </text:p>
      <text:p text:style-name="Standard">-------------------------------------------------------------------------------------------------------------------------</text:p>
      <text:p text:style-name="Standard"><text:span text:style-name="T1">profile_pictures.php</text:span> </text:p>
      <text:p text:style-name="Standard"/>
      <text:p text:style-name="P7">Shows the user the available pictures for a profile</text:p>
      <text:p text:style-name="Standard"/>
      <text:p text:style-name="Standard"><text:tab/>No functions defined</text:p>
      <text:p text:style-name="Standard"/>
      <text:p text:style-name="Standard">-------------------------------------------------------------------------------------------------------------------------</text:p>
      <text:p text:style-name="Standard"><text:span text:style-name="T1">registration.php</text:span> </text:p>
      <text:p text:style-name="Standard"/>
      <text:p text:style-name="Standard">Handles registration related things such as new users and editing your current registration, as well as view registered users (admin).</text:p>
      <text:p text:style-name="Standard"></text:p>
      <text:p text:style-name="Standard">Resets inputs</text:p>
      <text:p text:style-name="Standard"><text:tab/>function reset_inputs (thisform)</text:p>
      <text:p text:style-name="Standard"/>
      <text:p text:style-name="Standard">Shows fields that require validation as yellow</text:p>
      <text:p text:style-name="Standard"><text:tab/>function validate_required (field)</text:p>
      <text:p text:style-name="Standard"><text:soft-page-break/></text:p>
      <text:p text:style-name="Standard">Sets fieldvar</text:p>
      <text:p text:style-name="Standard"><text:tab/>function field_set (fieldvar, field)</text:p>
      <text:p text:style-name="Standard"/>
      <text:p text:style-name="Standard">Appends newline on text</text:p>
      <text:p text:style-name="Standard"><text:tab/>function append_with_newline (orig, append_text)</text:p>
      <text:p text:style-name="Standard"/>
      <text:p text:style-name="Standard">Validates email field</text:p>
      <text:p text:style-name="Standard"><text:tab/>function validate_email (field)</text:p>
      <text:p text:style-name="Standard"/>
      <text:p text:style-name="Standard">String replacement</text:p>
      <text:p text:style-name="Standard"><text:tab/>function trim (string)</text:p>
      <text:p text:style-name="Standard"/>
      <text:p text:style-name="Standard">Field validation</text:p>
      <text:p text:style-name="Standard"><text:tab/>function validate_int (field, length)</text:p>
      <text:p text:style-name="Standard"/>
      <text:p text:style-name="Standard">Form validation</text:p>
      <text:p text:style-name="Standard"><text:tab/>function validate_form (thisform)</text:p>
      <text:p text:style-name="Standard"></text:p>
      <text:p text:style-name="Standard">Main registration form - kind of catch-all for editing and creating registrations</text:p>
      <text:p text:style-name="Standard"><text:tab/>function registration_form ($user = "")</text:p>
      <text:p text:style-name="Standard"/>
      <text:p text:style-name="Standard">Checking of the form data to meet basic requirements</text:p>
      <text:p text:style-name="Standard"><text:tab/>function verify_data ()</text:p>
      <text:p text:style-name="Standard"/>
      <text:p text:style-name="Standard">-------------------------------------------------------------------------------------------------------------------------</text:p>
      <text:p text:style-name="P4">table_common.php </text:p>
      <text:p text:style-name="Standard"/>
      <text:p text:style-name="P7">Table related common functions/class (for styles)</text:p>
      <text:p text:style-name="Standard"/>
      <text:p text:style-name="Standard">Initialize to use certain style</text:p>
      <text:p text:style-name="Standard"><text:tab/>function init ($main_class_)</text:p>
      <text:p text:style-name="Standard"></text:p>
      <text:p text:style-name="Standard">Set to use certain style</text:p>
      <text:p text:style-name="Standard"><text:tab/>function set_main_class ($main_class_)</text:p>
      <text:p text:style-name="Standard"></text:p>
      <text:p text:style-name="Standard">Get which style it is using</text:p>
      <text:p text:style-name="Standard"><text:tab/>function get_main_class ()</text:p>
      <text:p text:style-name="Standard"></text:p>
      <text:p text:style-name="Standard">Begin the html table</text:p>
      <text:p text:style-name="Standard"><text:tab/>function table_begin ()</text:p>
      <text:p text:style-name="Standard"/>
      <text:p text:style-name="Standard">End the html table</text:p>
      <text:p text:style-name="Standard"><text:tab/>function table_end ()</text:p>
      <text:p text:style-name="Standard"></text:p>
      <text:p text:style-name="Standard">Begin the html table head</text:p>
      <text:p text:style-name="Standard"><text:tab/>function table_head_begin ($custom_class = "")</text:p>
      <text:p text:style-name="Standard"/>
      <text:p text:style-name="Standard"><text:soft-page-break/>End the html table head</text:p>
      <text:p text:style-name="Standard"><text:tab/>function table_head_end ()</text:p>
      <text:p text:style-name="Standard"/>
      <text:p text:style-name="Standard">Begin the html table body</text:p>
      <text:p text:style-name="Standard"><text:tab/>function table_body_begin ($custom_class = "")</text:p>
      <text:p text:style-name="Standard"/>
      <text:p text:style-name="Standard">End the html table body</text:p>
      <text:p text:style-name="Standard"><text:tab/>function table_body_end ()</text:p>
      <text:p text:style-name="Standard"/>
      <text:p text:style-name="Standard">HTML table row</text:p>
      <text:p text:style-name="Standard"><text:tab/>function tr ($s, $custom_class = "")</text:p>
      <text:p text:style-name="Standard"/>
      <text:p text:style-name="Standard">HTML table row begin</text:p>
      <text:p text:style-name="Standard"><text:tab/>function tr_begin ($custom_class = "")</text:p>
      <text:p text:style-name="Standard"/>
      <text:p text:style-name="Standard">HTML table row end</text:p>
      <text:p text:style-name="Standard"><text:tab/>function tr_end ()</text:p>
      <text:p text:style-name="Standard"/>
      <text:p text:style-name="Standard">HTML table data</text:p>
      <text:p text:style-name="Standard"><text:tab/>function td ($s, $custom_class = "")</text:p>
      <text:p text:style-name="Standard"/>
      <text:p text:style-name="Standard">HTML table data which spans several columns</text:p>
      <text:p text:style-name="Standard"><text:tab/>function td_span ($s, $custom_class = "", $span = 0, $align = "")</text:p>
      <text:p text:style-name="Standard"/>
      <text:p text:style-name="Standard">-------------------------------------------------------------------------------------------------------------------------</text:p>
      <text:p text:style-name="P4">viewtable.php </text:p>
      <text:p text:style-name="P4"><text:span text:style-name="T6"/></text:p>
      <text:p text:style-name="P6"><text:span text:style-name="T6">Helpful page for administrator to see the data in the db.</text:span></text:p>
      <text:p text:style-name="P4"><text:span text:style-name="T6"><text:tab/>function display_message ()</text:span></text:p>
      <text:p text:style-name="P4"><text:span text:style-name="T6"/></text:p>
      <text:p text:style-name="P4"><text:span text:style-name="T6">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driator" svg:font-family="Adriator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21T01:36:55</meta:creation-date>
    <dc:date>2009-04-23T23:40:55</dc:date>
    <meta:editing-cycles>4</meta:editing-cycles>
    <meta:editing-duration>PT1H36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333" meta:word-count="1569" meta:character-count="12111"/>
  </office:meta>
</office:document-meta>
</file>